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b2b2b2" draw:fill="solid" draw:fill-color="#0084d1" draw:textarea-horizontal-align="justify" draw:textarea-vertical-align="middle" draw:auto-grow-height="false"/>
    </style:style>
    <style:style style:name="gr2" style:family="graphic" style:parent-style-name="standard">
      <style:graphic-properties svg:stroke-color="#b2b2b2" draw:fill="solid" draw:fill-color="#66ff99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1cm"/>
    </style:style>
    <style:style style:name="gr4" style:family="graphic" style:parent-style-name="standard">
      <style:graphic-properties svg:stroke-color="#b2b2b2" draw:fill="solid" draw:fill-color="#ccffcc" draw:textarea-vertical-align="middle"/>
    </style:style>
    <style:style style:name="gr5" style:family="graphic" style:parent-style-name="standard">
      <style:graphic-properties svg:stroke-color="#b2b2b2" draw:fill="solid" draw:fill-color="#ccffff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objectwithoutfill">
      <style:graphic-properties draw:stroke="dash" draw:stroke-dash="Ultrafine_20_Dashed" svg:stroke-color="#33ff99" draw:fill="none" draw:textarea-vertical-align="middle"/>
    </style:style>
    <style:style style:name="gr8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0.556cm" fo:min-width="1.319cm"/>
    </style:style>
    <style:style style:name="gr9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0.556cm" fo:min-width="0.988cm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0.556cm" fo:min-width="1.077cm"/>
    </style:style>
    <style:style style:name="gr12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0.556cm" fo:min-width="3.029cm"/>
    </style:style>
    <style:style style:name="gr13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0.556cm" fo:min-width="1.767cm"/>
    </style:style>
    <style:style style:name="gr14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0.556cm" fo:min-width="7.584cm"/>
    </style:style>
    <style:style style:name="gr15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6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0.556cm" fo:min-width="5.548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33ff99" fo:font-size="14pt" style:font-size-asian="14pt" style:font-size-complex="14pt"/>
    </style:style>
    <style:style style:name="P4" style:family="paragraph">
      <style:text-properties fo:color="#b2b2b2" fo:font-size="14pt" style:font-size-asian="14pt" style:font-size-complex="14pt"/>
    </style:style>
    <style:style style:name="P5" style:family="paragraph">
      <style:text-properties fo:color="#000000" fo:font-size="14pt" style:font-size-asian="14pt" style:font-size-complex="14pt"/>
    </style:style>
    <style:style style:name="T1" style:family="text">
      <style:text-properties fo:color="#ffffff"/>
    </style:style>
    <style:style style:name="T2" style:family="text">
      <style:text-properties fo:color="#33ff99" fo:font-size="14pt" style:font-size-asian="14pt" style:font-size-complex="14pt"/>
    </style:style>
    <style:style style:name="T3" style:family="text">
      <style:text-properties fo:color="#b2b2b2" fo:font-size="14pt" style:font-size-asian="14pt" style:font-size-complex="14pt"/>
    </style:style>
    <style:style style:name="T4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cm" svg:height="4cm" svg:x="3.6cm" svg:y="3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4cm" svg:height="4cm" svg:x="10.6cm" svg:y="3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4cm" svg:height="4cm" svg:x="3.6cm" svg:y="8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4cm" svg:height="4cm" svg:x="10.6cm" svg:y="8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4cm" svg:height="4cm" svg:x="3.6cm" svg:y="13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4cm" svg:height="4cm" svg:x="10.6cm" svg:y="13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9cm" svg:height="9cm" svg:x="18.6cm" svg:y="6.9cm">
            <text:p text:style-name="P1">Hadoop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" draw:text-style-name="P2" draw:layer="layout" svg:width="3.11cm" svg:height="0.963cm" svg:x="4cm" svg:y="4.2cm">
            <draw:text-box>
              <text:p><text:span text:style-name="T1">GlassCat</text:span></text:p>
            </draw:text-box>
          </draw:frame>
          <draw:frame draw:style-name="gr3" draw:text-style-name="P2" draw:layer="layout" svg:width="3.11cm" svg:height="0.963cm" svg:x="11cm" svg:y="4.201cm">
            <draw:text-box>
              <text:p><text:span text:style-name="T1">GlassCat</text:span></text:p>
            </draw:text-box>
          </draw:frame>
          <draw:frame draw:style-name="gr3" draw:text-style-name="P2" draw:layer="layout" svg:width="3.11cm" svg:height="0.963cm" svg:x="11cm" svg:y="9.202cm">
            <draw:text-box>
              <text:p><text:span text:style-name="T1">GlassCat</text:span></text:p>
            </draw:text-box>
          </draw:frame>
          <draw:frame draw:style-name="gr3" draw:text-style-name="P2" draw:layer="layout" svg:width="3.11cm" svg:height="0.963cm" svg:x="4cm" svg:y="9.202cm">
            <draw:text-box>
              <text:p><text:span text:style-name="T1">GlassCat</text:span></text:p>
            </draw:text-box>
          </draw:frame>
          <draw:frame draw:style-name="gr3" draw:text-style-name="P2" draw:layer="layout" svg:width="3.11cm" svg:height="0.963cm" svg:x="11cm" svg:y="14.202cm">
            <draw:text-box>
              <text:p><text:span text:style-name="T1">GlassCat</text:span></text:p>
            </draw:text-box>
          </draw:frame>
          <draw:frame draw:style-name="gr3" draw:text-style-name="P2" draw:layer="layout" svg:width="3.11cm" svg:height="0.963cm" svg:x="4cm" svg:y="14.202cm">
            <draw:text-box>
              <text:p><text:span text:style-name="T1">GlassCat</text:span></text:p>
            </draw:text-box>
          </draw:frame>
          <draw:rect draw:style-name="gr4" draw:text-style-name="P1" draw:layer="layout" svg:width="3cm" svg:height="2cm" svg:x="4.1cm" svg:y="5.3cm">
            <text:p text:style-name="P1">Angular</text:p>
          </draw:rect>
          <draw:rect draw:style-name="gr5" draw:text-style-name="P1" draw:layer="layout" svg:width="3cm" svg:height="2cm" svg:x="11.1cm" svg:y="5.3cm">
            <text:p text:style-name="P1">JARS</text:p>
          </draw:rect>
          <draw:rect draw:style-name="gr4" draw:text-style-name="P1" draw:layer="layout" svg:width="3cm" svg:height="2cm" svg:x="4.1cm" svg:y="10.3cm">
            <text:p text:style-name="P1">Angular</text:p>
          </draw:rect>
          <draw:rect draw:style-name="gr5" draw:text-style-name="P1" draw:layer="layout" svg:width="3cm" svg:height="2cm" svg:x="11.1cm" svg:y="10.3cm">
            <text:p text:style-name="P1">JARS</text:p>
          </draw:rect>
          <draw:rect draw:style-name="gr4" draw:text-style-name="P1" draw:layer="layout" svg:width="3cm" svg:height="2cm" svg:x="4.1cm" svg:y="15.3cm">
            <text:p text:style-name="P1">Angular</text:p>
          </draw:rect>
          <draw:rect draw:style-name="gr5" draw:text-style-name="P1" draw:layer="layout" svg:width="3cm" svg:height="2cm" svg:x="11.1cm" svg:y="15.3cm">
            <text:p text:style-name="P1">JARS</text:p>
          </draw:rect>
          <draw:line draw:style-name="gr6" draw:text-style-name="P1" draw:layer="layout" svg:x1="7.6cm" svg:y1="6.4cm" svg:x2="10.6cm" svg:y2="6.4cm">
            <text:p/>
          </draw:line>
          <draw:line draw:style-name="gr6" draw:text-style-name="P1" draw:layer="layout" svg:x1="7.6cm" svg:y1="11.4cm" svg:x2="10.6cm" svg:y2="11.4cm">
            <text:p/>
          </draw:line>
          <draw:line draw:style-name="gr6" draw:text-style-name="P1" draw:layer="layout" svg:x1="7.6cm" svg:y1="16.4cm" svg:x2="10.6cm" svg:y2="16.4cm">
            <text:p/>
          </draw:line>
          <draw:line draw:style-name="gr6" draw:text-style-name="P1" draw:layer="layout" svg:x1="7.6cm" svg:y1="6.9cm" svg:x2="10.6cm" svg:y2="10.9cm">
            <text:p/>
          </draw:line>
          <draw:line draw:style-name="gr6" draw:text-style-name="P1" draw:layer="layout" svg:x1="7.6cm" svg:y1="11.9cm" svg:x2="10.6cm" svg:y2="15.9cm">
            <text:p/>
          </draw:line>
          <draw:line draw:style-name="gr6" draw:text-style-name="P1" draw:layer="layout" svg:x1="7.6cm" svg:y1="10.9cm" svg:x2="10.5cm" svg:y2="6.9cm">
            <text:p/>
          </draw:line>
          <draw:line draw:style-name="gr6" draw:text-style-name="P1" draw:layer="layout" svg:x1="7.6cm" svg:y1="15.9cm" svg:x2="10.5cm" svg:y2="11.9cm">
            <text:p/>
          </draw:line>
          <draw:line draw:style-name="gr6" draw:text-style-name="P1" draw:layer="layout" svg:x1="14.6cm" svg:y1="11.4cm" svg:x2="18.6cm" svg:y2="11.4cm">
            <text:p/>
          </draw:line>
          <draw:line draw:style-name="gr6" draw:text-style-name="P1" draw:layer="layout" svg:x1="14.6cm" svg:y1="6.4cm" svg:x2="18.6cm" svg:y2="10cm">
            <text:p/>
          </draw:line>
          <draw:line draw:style-name="gr6" draw:text-style-name="P1" draw:layer="layout" svg:x1="14.6cm" svg:y1="16.4cm" svg:x2="18.5cm" svg:y2="12.9cm">
            <text:p/>
          </draw:line>
          <draw:line draw:style-name="gr7" draw:text-style-name="P1" draw:layer="layout" svg:x1="9cm" svg:y1="3.7cm" svg:x2="9cm" svg:y2="18.9cm">
            <text:p/>
          </draw:line>
          <draw:line draw:style-name="gr7" draw:text-style-name="P1" draw:layer="layout" svg:x1="16.5cm" svg:y1="3.7cm" svg:x2="16.5cm" svg:y2="18.9cm">
            <text:p/>
          </draw:line>
          <draw:frame draw:style-name="gr8" draw:text-style-name="P3" draw:layer="layout" svg:width="1.819cm" svg:height="0.806cm" svg:x="8.1cm" svg:y="2.9cm">
            <draw:text-box>
              <text:p><text:span text:style-name="T2">REST</text:span></text:p>
            </draw:text-box>
          </draw:frame>
          <draw:frame draw:style-name="gr9" draw:text-style-name="P3" draw:layer="layout" svg:width="1.488cm" svg:height="0.806cm" svg:x="15.801cm" svg:y="2.9cm">
            <draw:text-box>
              <text:p><text:span text:style-name="T2">TCP</text:span></text:p>
            </draw:text-box>
          </draw:frame>
          <draw:custom-shape draw:style-name="gr10" draw:text-style-name="P1" draw:layer="layout" svg:width="0.5cm" svg:height="4cm" draw:transform="rotate (1.5707963267946) translate (3.6cm 19.1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" draw:text-style-name="P1" draw:layer="layout" svg:width="0.5cm" svg:height="4cm" draw:transform="rotate (1.5707963267946) translate (10.6cm 19.1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1" draw:text-style-name="P4" draw:layer="layout" svg:width="1.577cm" svg:height="0.806cm" svg:x="4.801cm" svg:y="19.3cm">
            <draw:text-box>
              <text:p><text:span text:style-name="T3">apps</text:span></text:p>
            </draw:text-box>
          </draw:frame>
          <draw:frame draw:style-name="gr12" draw:text-style-name="P4" draw:layer="layout" svg:width="3.529cm" svg:height="0.806cm" svg:x="10.801cm" svg:y="19.3cm">
            <draw:text-box>
              <text:p><text:span text:style-name="T3">microservices</text:span></text:p>
            </draw:text-box>
          </draw:frame>
          <draw:custom-shape draw:style-name="gr10" draw:text-style-name="P1" draw:layer="layout" svg:width="0.5cm" svg:height="9cm" draw:transform="rotate (1.5707963267946) translate (18.6cm 19.1cm)">
            <text:p/>
            <draw:enhanced-geometry svg:viewBox="0 0 21600 21600" draw:glue-points="21600 0 0 10800 21600 21600" draw:text-areas="13800 ?f9 21600 ?f10" draw:type="left-brace" draw:modifiers="873.50294411732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3" draw:text-style-name="P4" draw:layer="layout" svg:width="2.267cm" svg:height="0.806cm" svg:x="22.002cm" svg:y="19.3cm">
            <draw:text-box>
              <text:p><text:span text:style-name="T3">big data</text:span></text:p>
            </draw:text-box>
          </draw:frame>
          <draw:frame draw:style-name="gr14" draw:text-style-name="P4" draw:layer="layout" svg:width="8.084cm" svg:height="0.806cm" svg:x="19.346cm" svg:y="3.5cm">
            <draw:text-box>
              <text:p><text:span text:style-name="T3">(nodes replications are not shown)</text:span></text:p>
            </draw:text-box>
          </draw:frame>
          <draw:custom-shape draw:style-name="gr15" draw:text-style-name="P1" draw:layer="layout" svg:width="0.5cm" svg:height="14cm" draw:transform="rotate (-1.57079632679579) translate (16.96cm 2.14cm)">
            <text:p/>
            <draw:enhanced-geometry svg:viewBox="0 0 21600 21600" draw:glue-points="21600 0 0 10800 21600 21600" draw:text-areas="13800 ?f9 21600 ?f10" draw:type="left-brace" draw:modifiers="582.691892669592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6" draw:text-style-name="P5" draw:layer="layout" svg:width="6.048cm" svg:height="0.806cm" svg:x="6.939cm" svg:y="1.061cm">
            <draw:text-box>
              <text:p><text:span text:style-name="T4">non-blocking architectur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31T12:31:10.35</meta:creation-date>
    <dc:date>2017-11-19T11:32:11.90</dc:date>
    <meta:editing-duration>PT1H11M9S</meta:editing-duration>
    <meta:editing-cycles>24</meta:editing-cycles>
    <meta:generator>OpenOffice/4.1.3$Win32 OpenOffice.org_project/413m1$Build-9783</meta:generator>
    <meta:document-statistic meta:object-count="43"/>
  </office:meta>
</office:document-meta>
</file>